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579c" officeooo:paragraph-rsid="001757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ython3 -m venv venv</text:p>
      <text:p text:style-name="Standard">source venv/bin/activate</text:p>
      <text:p text:style-name="Standard">python main.py verify-config</text:p>
      <text:p text:style-name="Standard">pip install -r requirements.txt</text:p>
      <text:p text:style-name="Standard">python main.py verify-config</text:p>
      <text:p text:style-name="Standard">python main.py process</text:p>
      <text:p text:style-name="Standard"/>
      <text:p text:style-name="Standard"/>
      <text:p text:style-name="P1">cloc --exclude-dirs=venv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8T09:36:27.523525461</meta:creation-date>
    <dc:date>2026-02-08T10:10:21.269355413</dc:date>
    <meta:editing-duration>PT23M40S</meta:editing-duration>
    <meta:editing-cycles>1</meta:editing-cycles>
    <meta:document-statistic meta:table-count="0" meta:image-count="0" meta:object-count="0" meta:page-count="1" meta:paragraph-count="7" meta:word-count="22" meta:character-count="177" meta:non-whitespace-character-count="163"/>
    <meta:generator>LibreOffice/24.2.7.2$Linux_X86_64 LibreOffice_project/420$Build-2</meta:generator>
  </office:meta>
</office:document-meta>
</file>